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9929in" svg:height="14.6205in" svg:x="3.2268in" svg:y="0.0055in">
            <draw:object draw:notify-on-update-of-ranges="Sheet1.A1:Sheet1.A67 Sheet1.B1:Sheet1.B67 Sheet1.C1:Sheet1.C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1.05.19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7.19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12.198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-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.07.1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8.198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.08.198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.09.199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02.200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.03.20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.06.2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.07.200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09.200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4.200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.06.20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05.20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.10.201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05.20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.08.20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10.20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10.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10.20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12.20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12.20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06.201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.06.2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08.201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07.2016</text:p>
          </table:table-cell>
          <table:table-cell office:value-type="float" office:value="86" calcext:value-type="float">
            <text:p>8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28.11.20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12.2016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estohlen</text:p>
          </table:table-cell>
          <table:table-cell/>
        </table:table-row>
        <table:table-row table:style-name="ro1">
          <table:table-cell office:value-type="string" calcext:value-type="string">
            <text:p>08.01.20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01.20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03.20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07.04.20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5.20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.06.201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06.20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.08.20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8.20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08.2017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30.09.20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31.10.20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21.12.20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.04.201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04.20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.07.20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08.2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08.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9.201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.01.20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.01.20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04.20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02.202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04.04.20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04.20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8.20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.12.20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11.202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03.2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.06.20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11.20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.02.20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2.2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03.20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10.202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11.2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12.2024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Gemietet</text:p>
          </table:table-cell>
          <table:table-cell/>
        </table:table-row>
        <table:table-row table:style-name="ro1">
          <table:table-cell office:value-type="string" calcext:value-type="string">
            <text:p>01.01.202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mietet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9.972in" svg:height="5.113in" svg:x="1.1547in" svg:y="10.176in">
            <draw:object draw:notify-on-update-of-ranges="Sheet2.D2:Sheet2.D67 Sheet2.D2:Sheet2.D67 Sheet2.E2:Sheet2.E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01.05.194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10.07.1973</text:p>
          </table:table-cell>
          <table:table-cell office:value-type="string" calcext:value-type="string">
            <text:p>01.05.1949</text:p>
          </table:table-cell>
          <table:table-cell/>
          <table:table-cell table:formula="of:=DATE(RIGHT([.A2];4);MID([.A2];4;2);LEFT([.A2];2))" office:value-type="date" office:date-value="1973-07-10" calcext:value-type="date">
            <text:p>07/10/73</text:p>
          </table:table-cell>
          <table:table-cell table:style-name="ce2" table:formula="of:=DATEDIF(DATE(RIGHT([.B2];4);MID([.B2];4;2);LEFT([.B2];2));DATE(RIGHT([.A2];4);MID([.A2];4;2);LEFT([.A2];2));&quot;d&quot;)" office:value-type="float" office:value="8836" calcext:value-type="float">
            <text:p>8836</text:p>
          </table:table-cell>
        </table:table-row>
        <table:table-row table:style-name="ro1">
          <table:table-cell office:value-type="string" calcext:value-type="string">
            <text:p>15.12.1981</text:p>
          </table:table-cell>
          <table:table-cell office:value-type="string" calcext:value-type="string">
            <text:p>10.07.1973</text:p>
          </table:table-cell>
          <table:table-cell/>
          <table:table-cell table:formula="of:=DATE(RIGHT([.A3];4);MID([.A3];4;2);LEFT([.A3];2))" office:value-type="date" office:date-value="1981-12-15" calcext:value-type="date">
            <text:p>12/15/81</text:p>
          </table:table-cell>
          <table:table-cell table:formula="of:=DATEDIF(DATE(RIGHT([.B3];4);MID([.B3];4;2);LEFT([.B3];2));DATE(RIGHT([.A3];4);MID([.A3];4;2);LEFT([.A3];2));&quot;d&quot;)"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10.07.1982</text:p>
          </table:table-cell>
          <table:table-cell office:value-type="string" calcext:value-type="string">
            <text:p>15.12.1981</text:p>
          </table:table-cell>
          <table:table-cell/>
          <table:table-cell table:formula="of:=DATE(RIGHT([.A4];4);MID([.A4];4;2);LEFT([.A4];2))" office:value-type="date" office:date-value="1982-07-10" calcext:value-type="date">
            <text:p>07/10/82</text:p>
          </table:table-cell>
          <table:table-cell table:formula="of:=DATEDIF(DATE(RIGHT([.B4];4);MID([.B4];4;2);LEFT([.B4];2));DATE(RIGHT([.A4];4);MID([.A4];4;2);LEFT([.A4];2));&quot;d&quot;)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18.08.1983</text:p>
          </table:table-cell>
          <table:table-cell office:value-type="string" calcext:value-type="string">
            <text:p>10.07.1982</text:p>
          </table:table-cell>
          <table:table-cell/>
          <table:table-cell table:formula="of:=DATE(RIGHT([.A5];4);MID([.A5];4;2);LEFT([.A5];2))" office:value-type="date" office:date-value="1983-08-18" calcext:value-type="date">
            <text:p>08/18/83</text:p>
          </table:table-cell>
          <table:table-cell table:formula="of:=DATEDIF(DATE(RIGHT([.B5];4);MID([.B5];4;2);LEFT([.B5];2));DATE(RIGHT([.A5];4);MID([.A5];4;2);LEFT([.A5];2));&quot;d&quot;)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29.08.1985</text:p>
          </table:table-cell>
          <table:table-cell office:value-type="string" calcext:value-type="string">
            <text:p>18.08.1983</text:p>
          </table:table-cell>
          <table:table-cell/>
          <table:table-cell table:formula="of:=DATE(RIGHT([.A6];4);MID([.A6];4;2);LEFT([.A6];2))" office:value-type="date" office:date-value="1985-08-29" calcext:value-type="date">
            <text:p>08/29/85</text:p>
          </table:table-cell>
          <table:table-cell table:formula="of:=DATEDIF(DATE(RIGHT([.B6];4);MID([.B6];4;2);LEFT([.B6];2));DATE(RIGHT([.A6];4);MID([.A6];4;2);LEFT([.A6];2));&quot;d&quot;)"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29.09.1999</text:p>
          </table:table-cell>
          <table:table-cell office:value-type="string" calcext:value-type="string">
            <text:p>29.08.1985</text:p>
          </table:table-cell>
          <table:table-cell/>
          <table:table-cell table:formula="of:=DATE(RIGHT([.A7];4);MID([.A7];4;2);LEFT([.A7];2))" office:value-type="date" office:date-value="1999-09-29" calcext:value-type="date">
            <text:p>09/29/99</text:p>
          </table:table-cell>
          <table:table-cell table:formula="of:=DATEDIF(DATE(RIGHT([.B7];4);MID([.B7];4;2);LEFT([.B7];2));DATE(RIGHT([.A7];4);MID([.A7];4;2);LEFT([.A7];2));&quot;d&quot;)" office:value-type="float" office:value="5144" calcext:value-type="float">
            <text:p>5144</text:p>
          </table:table-cell>
        </table:table-row>
        <table:table-row table:style-name="ro1">
          <table:table-cell office:value-type="string" calcext:value-type="string">
            <text:p>14.02.2001</text:p>
          </table:table-cell>
          <table:table-cell office:value-type="string" calcext:value-type="string">
            <text:p>29.09.1999</text:p>
          </table:table-cell>
          <table:table-cell/>
          <table:table-cell table:formula="of:=DATE(RIGHT([.A8];4);MID([.A8];4;2);LEFT([.A8];2))" office:value-type="date" office:date-value="2001-02-14" calcext:value-type="date">
            <text:p>02/14/01</text:p>
          </table:table-cell>
          <table:table-cell table:formula="of:=DATEDIF(DATE(RIGHT([.B8];4);MID([.B8];4;2);LEFT([.B8];2));DATE(RIGHT([.A8];4);MID([.A8];4;2);LEFT([.A8];2));&quot;d&quot;)"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3.03.2006</text:p>
          </table:table-cell>
          <table:table-cell office:value-type="string" calcext:value-type="string">
            <text:p>14.02.2001</text:p>
          </table:table-cell>
          <table:table-cell/>
          <table:table-cell table:formula="of:=DATE(RIGHT([.A9];4);MID([.A9];4;2);LEFT([.A9];2))" office:value-type="date" office:date-value="2006-03-03" calcext:value-type="date">
            <text:p>03/03/06</text:p>
          </table:table-cell>
          <table:table-cell table:formula="of:=DATEDIF(DATE(RIGHT([.B9];4);MID([.B9];4;2);LEFT([.B9];2));DATE(RIGHT([.A9];4);MID([.A9];4;2);LEFT([.A9];2));&quot;d&quot;)"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08.06.2008</text:p>
          </table:table-cell>
          <table:table-cell office:value-type="string" calcext:value-type="string">
            <text:p>03.03.2006</text:p>
          </table:table-cell>
          <table:table-cell/>
          <table:table-cell table:formula="of:=DATE(RIGHT([.A10];4);MID([.A10];4;2);LEFT([.A10];2))" office:value-type="date" office:date-value="2008-06-08" calcext:value-type="date">
            <text:p>06/08/08</text:p>
          </table:table-cell>
          <table:table-cell table:formula="of:=DATEDIF(DATE(RIGHT([.B10];4);MID([.B10];4;2);LEFT([.B10];2));DATE(RIGHT([.A10];4);MID([.A10];4;2);LEFT([.A10];2));&quot;d&quot;)"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02.07.2008</text:p>
          </table:table-cell>
          <table:table-cell office:value-type="string" calcext:value-type="string">
            <text:p>08.06.2008</text:p>
          </table:table-cell>
          <table:table-cell/>
          <table:table-cell table:formula="of:=DATE(RIGHT([.A11];4);MID([.A11];4;2);LEFT([.A11];2))" office:value-type="date" office:date-value="2008-07-02" calcext:value-type="date">
            <text:p>07/02/08</text:p>
          </table:table-cell>
          <table:table-cell table:formula="of:=DATEDIF(DATE(RIGHT([.B11];4);MID([.B11];4;2);LEFT([.B11];2));DATE(RIGHT([.A11];4);MID([.A11];4;2);LEFT([.A11];2));&quot;d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.09.2008</text:p>
          </table:table-cell>
          <table:table-cell office:value-type="string" calcext:value-type="string">
            <text:p>02.07.2008</text:p>
          </table:table-cell>
          <table:table-cell/>
          <table:table-cell table:formula="of:=DATE(RIGHT([.A12];4);MID([.A12];4;2);LEFT([.A12];2))" office:value-type="date" office:date-value="2008-09-22" calcext:value-type="date">
            <text:p>09/22/08</text:p>
          </table:table-cell>
          <table:table-cell table:formula="of:=DATEDIF(DATE(RIGHT([.B12];4);MID([.B12];4;2);LEFT([.B12];2));DATE(RIGHT([.A12];4);MID([.A12];4;2);LEFT([.A12];2));&quot;d&quot;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30.04.2009</text:p>
          </table:table-cell>
          <table:table-cell office:value-type="string" calcext:value-type="string">
            <text:p>22.09.2008</text:p>
          </table:table-cell>
          <table:table-cell/>
          <table:table-cell table:formula="of:=DATE(RIGHT([.A13];4);MID([.A13];4;2);LEFT([.A13];2))" office:value-type="date" office:date-value="2009-04-30" calcext:value-type="date">
            <text:p>04/30/09</text:p>
          </table:table-cell>
          <table:table-cell table:formula="of:=DATEDIF(DATE(RIGHT([.B13];4);MID([.B13];4;2);LEFT([.B13];2));DATE(RIGHT([.A13];4);MID([.A13];4;2);LEFT([.A13];2));&quot;d&quot;)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2.06.2010</text:p>
          </table:table-cell>
          <table:table-cell office:value-type="string" calcext:value-type="string">
            <text:p>30.04.2009</text:p>
          </table:table-cell>
          <table:table-cell/>
          <table:table-cell table:formula="of:=DATE(RIGHT([.A14];4);MID([.A14];4;2);LEFT([.A14];2))" office:value-type="date" office:date-value="2010-06-02" calcext:value-type="date">
            <text:p>06/02/10</text:p>
          </table:table-cell>
          <table:table-cell table:formula="of:=DATEDIF(DATE(RIGHT([.B14];4);MID([.B14];4;2);LEFT([.B14];2));DATE(RIGHT([.A14];4);MID([.A14];4;2);LEFT([.A14];2));&quot;d&quot;)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15.05.2011</text:p>
          </table:table-cell>
          <table:table-cell office:value-type="string" calcext:value-type="string">
            <text:p>02.06.2010</text:p>
          </table:table-cell>
          <table:table-cell/>
          <table:table-cell table:formula="of:=DATE(RIGHT([.A15];4);MID([.A15];4;2);LEFT([.A15];2))" office:value-type="date" office:date-value="2011-05-15" calcext:value-type="date">
            <text:p>05/15/11</text:p>
          </table:table-cell>
          <table:table-cell table:formula="of:=DATEDIF(DATE(RIGHT([.B15];4);MID([.B15];4;2);LEFT([.B15];2));DATE(RIGHT([.A15];4);MID([.A15];4;2);LEFT([.A15];2));&quot;d&quot;)"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8.10.2013</text:p>
          </table:table-cell>
          <table:table-cell office:value-type="string" calcext:value-type="string">
            <text:p>15.05.2011</text:p>
          </table:table-cell>
          <table:table-cell/>
          <table:table-cell table:formula="of:=DATE(RIGHT([.A16];4);MID([.A16];4;2);LEFT([.A16];2))" office:value-type="date" office:date-value="2013-10-28" calcext:value-type="date">
            <text:p>10/28/13</text:p>
          </table:table-cell>
          <table:table-cell table:formula="of:=DATEDIF(DATE(RIGHT([.B16];4);MID([.B16];4;2);LEFT([.B16];2));DATE(RIGHT([.A16];4);MID([.A16];4;2);LEFT([.A16];2));&quot;d&quot;)"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23.05.2014</text:p>
          </table:table-cell>
          <table:table-cell office:value-type="string" calcext:value-type="string">
            <text:p>28.10.2013</text:p>
          </table:table-cell>
          <table:table-cell/>
          <table:table-cell table:formula="of:=DATE(RIGHT([.A17];4);MID([.A17];4;2);LEFT([.A17];2))" office:value-type="date" office:date-value="2014-05-23" calcext:value-type="date">
            <text:p>05/23/14</text:p>
          </table:table-cell>
          <table:table-cell table:formula="of:=DATEDIF(DATE(RIGHT([.B17];4);MID([.B17];4;2);LEFT([.B17];2));DATE(RIGHT([.A17];4);MID([.A17];4;2);LEFT([.A17];2));&quot;d&quot;)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4.08.2014</text:p>
          </table:table-cell>
          <table:table-cell office:value-type="string" calcext:value-type="string">
            <text:p>23.05.2014</text:p>
          </table:table-cell>
          <table:table-cell/>
          <table:table-cell table:formula="of:=DATE(RIGHT([.A18];4);MID([.A18];4;2);LEFT([.A18];2))" office:value-type="date" office:date-value="2014-08-04" calcext:value-type="date">
            <text:p>08/04/14</text:p>
          </table:table-cell>
          <table:table-cell table:formula="of:=DATEDIF(DATE(RIGHT([.B18];4);MID([.B18];4;2);LEFT([.B18];2));DATE(RIGHT([.A18];4);MID([.A18];4;2);LEFT([.A18];2));&quot;d&quot;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.10.2014</text:p>
          </table:table-cell>
          <table:table-cell office:value-type="string" calcext:value-type="string">
            <text:p>04.08.2014</text:p>
          </table:table-cell>
          <table:table-cell/>
          <table:table-cell table:formula="of:=DATE(RIGHT([.A19];4);MID([.A19];4;2);LEFT([.A19];2))" office:value-type="date" office:date-value="2014-10-05" calcext:value-type="date">
            <text:p>10/05/14</text:p>
          </table:table-cell>
          <table:table-cell table:formula="of:=DATEDIF(DATE(RIGHT([.B19];4);MID([.B19];4;2);LEFT([.B19];2));DATE(RIGHT([.A19];4);MID([.A19];4;2);LEFT([.A19];2));&quot;d&quot;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.10.2014</text:p>
          </table:table-cell>
          <table:table-cell office:value-type="string" calcext:value-type="string">
            <text:p>05.10.2014</text:p>
          </table:table-cell>
          <table:table-cell/>
          <table:table-cell table:formula="of:=DATE(RIGHT([.A20];4);MID([.A20];4;2);LEFT([.A20];2))" office:value-type="date" office:date-value="2014-10-20" calcext:value-type="date">
            <text:p>10/20/14</text:p>
          </table:table-cell>
          <table:table-cell table:formula="of:=DATEDIF(DATE(RIGHT([.B20];4);MID([.B20];4;2);LEFT([.B20];2));DATE(RIGHT([.A20];4);MID([.A20];4;2);LEFT([.A20];2));&quot;d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2.10.2014</text:p>
          </table:table-cell>
          <table:table-cell office:value-type="string" calcext:value-type="string">
            <text:p>20.10.2014</text:p>
          </table:table-cell>
          <table:table-cell/>
          <table:table-cell table:formula="of:=DATE(RIGHT([.A21];4);MID([.A21];4;2);LEFT([.A21];2))" office:value-type="date" office:date-value="2014-10-22" calcext:value-type="date">
            <text:p>10/22/14</text:p>
          </table:table-cell>
          <table:table-cell table:formula="of:=DATEDIF(DATE(RIGHT([.B21];4);MID([.B21];4;2);LEFT([.B21];2));DATE(RIGHT([.A21];4);MID([.A21];4;2);LEFT([.A21];2));&quot;d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.12.2014</text:p>
          </table:table-cell>
          <table:table-cell office:value-type="string" calcext:value-type="string">
            <text:p>22.10.2014</text:p>
          </table:table-cell>
          <table:table-cell/>
          <table:table-cell table:formula="of:=DATE(RIGHT([.A22];4);MID([.A22];4;2);LEFT([.A22];2))" office:value-type="date" office:date-value="2014-12-21" calcext:value-type="date">
            <text:p>12/21/14</text:p>
          </table:table-cell>
          <table:table-cell table:formula="of:=DATEDIF(DATE(RIGHT([.B22];4);MID([.B22];4;2);LEFT([.B22];2));DATE(RIGHT([.A22];4);MID([.A22];4;2);LEFT([.A22];2));&quot;d&quot;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2.12.2014</text:p>
          </table:table-cell>
          <table:table-cell office:value-type="string" calcext:value-type="string">
            <text:p>21.12.2014</text:p>
          </table:table-cell>
          <table:table-cell/>
          <table:table-cell table:formula="of:=DATE(RIGHT([.A23];4);MID([.A23];4;2);LEFT([.A23];2))" office:value-type="date" office:date-value="2014-12-22" calcext:value-type="date">
            <text:p>12/22/14</text:p>
          </table:table-cell>
          <table:table-cell table:formula="of:=DATEDIF(DATE(RIGHT([.B23];4);MID([.B23];4;2);LEFT([.B23];2));DATE(RIGHT([.A23];4);MID([.A23];4;2);LEFT([.A23];2));&quot;d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.06.2015</text:p>
          </table:table-cell>
          <table:table-cell office:value-type="string" calcext:value-type="string">
            <text:p>22.12.2014</text:p>
          </table:table-cell>
          <table:table-cell/>
          <table:table-cell table:formula="of:=DATE(RIGHT([.A24];4);MID([.A24];4;2);LEFT([.A24];2))" office:value-type="date" office:date-value="2015-06-20" calcext:value-type="date">
            <text:p>06/20/15</text:p>
          </table:table-cell>
          <table:table-cell table:formula="of:=DATEDIF(DATE(RIGHT([.B24];4);MID([.B24];4;2);LEFT([.B24];2));DATE(RIGHT([.A24];4);MID([.A24];4;2);LEFT([.A24];2));&quot;d&quot;)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6.06.2015</text:p>
          </table:table-cell>
          <table:table-cell office:value-type="string" calcext:value-type="string">
            <text:p>20.06.2015</text:p>
          </table:table-cell>
          <table:table-cell/>
          <table:table-cell table:formula="of:=DATE(RIGHT([.A25];4);MID([.A25];4;2);LEFT([.A25];2))" office:value-type="date" office:date-value="2015-06-26" calcext:value-type="date">
            <text:p>06/26/15</text:p>
          </table:table-cell>
          <table:table-cell table:formula="of:=DATEDIF(DATE(RIGHT([.B25];4);MID([.B25];4;2);LEFT([.B25];2));DATE(RIGHT([.A25];4);MID([.A25];4;2);LEFT([.A25];2));&quot;d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.08.2015</text:p>
          </table:table-cell>
          <table:table-cell office:value-type="string" calcext:value-type="string">
            <text:p>26.06.2015</text:p>
          </table:table-cell>
          <table:table-cell/>
          <table:table-cell table:formula="of:=DATE(RIGHT([.A26];4);MID([.A26];4;2);LEFT([.A26];2))" office:value-type="date" office:date-value="2015-08-20" calcext:value-type="date">
            <text:p>08/20/15</text:p>
          </table:table-cell>
          <table:table-cell table:formula="of:=DATEDIF(DATE(RIGHT([.B26];4);MID([.B26];4;2);LEFT([.B26];2));DATE(RIGHT([.A26];4);MID([.A26];4;2);LEFT([.A26];2));&quot;d&quot;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4.07.2016</text:p>
          </table:table-cell>
          <table:table-cell office:value-type="string" calcext:value-type="string">
            <text:p>20.08.2015</text:p>
          </table:table-cell>
          <table:table-cell/>
          <table:table-cell table:formula="of:=DATE(RIGHT([.A27];4);MID([.A27];4;2);LEFT([.A27];2))" office:value-type="date" office:date-value="2016-07-14" calcext:value-type="date">
            <text:p>07/14/16</text:p>
          </table:table-cell>
          <table:table-cell table:formula="of:=DATEDIF(DATE(RIGHT([.B27];4);MID([.B27];4;2);LEFT([.B27];2));DATE(RIGHT([.A27];4);MID([.A27];4;2);LEFT([.A27];2));&quot;d&quot;)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8.11.2016</text:p>
          </table:table-cell>
          <table:table-cell office:value-type="string" calcext:value-type="string">
            <text:p>14.07.2016</text:p>
          </table:table-cell>
          <table:table-cell/>
          <table:table-cell table:formula="of:=DATE(RIGHT([.A28];4);MID([.A28];4;2);LEFT([.A28];2))" office:value-type="date" office:date-value="2016-11-28" calcext:value-type="date">
            <text:p>11/28/16</text:p>
          </table:table-cell>
          <table:table-cell table:formula="of:=DATEDIF(DATE(RIGHT([.B28];4);MID([.B28];4;2);LEFT([.B28];2));DATE(RIGHT([.A28];4);MID([.A28];4;2);LEFT([.A28];2));&quot;d&quot;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9.12.2016</text:p>
          </table:table-cell>
          <table:table-cell office:value-type="string" calcext:value-type="string">
            <text:p>28.11.2016</text:p>
          </table:table-cell>
          <table:table-cell/>
          <table:table-cell table:formula="of:=DATE(RIGHT([.A29];4);MID([.A29];4;2);LEFT([.A29];2))" office:value-type="date" office:date-value="2016-12-19" calcext:value-type="date">
            <text:p>12/19/16</text:p>
          </table:table-cell>
          <table:table-cell table:formula="of:=DATEDIF(DATE(RIGHT([.B29];4);MID([.B29];4;2);LEFT([.B29];2));DATE(RIGHT([.A29];4);MID([.A29];4;2);LEFT([.A29];2));&quot;d&quot;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.01.2017</text:p>
          </table:table-cell>
          <table:table-cell office:value-type="string" calcext:value-type="string">
            <text:p>19.12.2016</text:p>
          </table:table-cell>
          <table:table-cell/>
          <table:table-cell table:formula="of:=DATE(RIGHT([.A30];4);MID([.A30];4;2);LEFT([.A30];2))" office:value-type="date" office:date-value="2017-01-08" calcext:value-type="date">
            <text:p>01/08/17</text:p>
          </table:table-cell>
          <table:table-cell table:formula="of:=DATEDIF(DATE(RIGHT([.B30];4);MID([.B30];4;2);LEFT([.B30];2));DATE(RIGHT([.A30];4);MID([.A30];4;2);LEFT([.A30];2));&quot;d&quot;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.01.2017</text:p>
          </table:table-cell>
          <table:table-cell office:value-type="string" calcext:value-type="string">
            <text:p>08.01.2017</text:p>
          </table:table-cell>
          <table:table-cell/>
          <table:table-cell table:formula="of:=DATE(RIGHT([.A31];4);MID([.A31];4;2);LEFT([.A31];2))" office:value-type="date" office:date-value="2017-01-20" calcext:value-type="date">
            <text:p>01/20/17</text:p>
          </table:table-cell>
          <table:table-cell table:formula="of:=DATEDIF(DATE(RIGHT([.B31];4);MID([.B31];4;2);LEFT([.B31];2));DATE(RIGHT([.A31];4);MID([.A31];4;2);LEFT([.A31];2));&quot;d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2.03.2017</text:p>
          </table:table-cell>
          <table:table-cell office:value-type="string" calcext:value-type="string">
            <text:p>20.01.2017</text:p>
          </table:table-cell>
          <table:table-cell/>
          <table:table-cell table:formula="of:=DATE(RIGHT([.A32];4);MID([.A32];4;2);LEFT([.A32];2))" office:value-type="date" office:date-value="2017-03-22" calcext:value-type="date">
            <text:p>03/22/17</text:p>
          </table:table-cell>
          <table:table-cell table:formula="of:=DATEDIF(DATE(RIGHT([.B32];4);MID([.B32];4;2);LEFT([.B32];2));DATE(RIGHT([.A32];4);MID([.A32];4;2);LEFT([.A32];2));&quot;d&quot;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7.04.2017</text:p>
          </table:table-cell>
          <table:table-cell office:value-type="string" calcext:value-type="string">
            <text:p>22.03.2017</text:p>
          </table:table-cell>
          <table:table-cell/>
          <table:table-cell table:formula="of:=DATE(RIGHT([.A33];4);MID([.A33];4;2);LEFT([.A33];2))" office:value-type="date" office:date-value="2017-04-07" calcext:value-type="date">
            <text:p>04/07/17</text:p>
          </table:table-cell>
          <table:table-cell table:formula="of:=DATEDIF(DATE(RIGHT([.B33];4);MID([.B33];4;2);LEFT([.B33];2));DATE(RIGHT([.A33];4);MID([.A33];4;2);LEFT([.A33];2));&quot;d&quot;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8.05.2017</text:p>
          </table:table-cell>
          <table:table-cell office:value-type="string" calcext:value-type="string">
            <text:p>07.04.2017</text:p>
          </table:table-cell>
          <table:table-cell/>
          <table:table-cell table:formula="of:=DATE(RIGHT([.A34];4);MID([.A34];4;2);LEFT([.A34];2))" office:value-type="date" office:date-value="2017-05-18" calcext:value-type="date">
            <text:p>05/18/17</text:p>
          </table:table-cell>
          <table:table-cell table:formula="of:=DATEDIF(DATE(RIGHT([.B34];4);MID([.B34];4;2);LEFT([.B34];2));DATE(RIGHT([.A34];4);MID([.A34];4;2);LEFT([.A34];2));&quot;d&quot;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3.06.2017</text:p>
          </table:table-cell>
          <table:table-cell office:value-type="string" calcext:value-type="string">
            <text:p>18.05.2017</text:p>
          </table:table-cell>
          <table:table-cell/>
          <table:table-cell table:formula="of:=DATE(RIGHT([.A35];4);MID([.A35];4;2);LEFT([.A35];2))" office:value-type="date" office:date-value="2017-06-03" calcext:value-type="date">
            <text:p>06/03/17</text:p>
          </table:table-cell>
          <table:table-cell table:formula="of:=DATEDIF(DATE(RIGHT([.B35];4);MID([.B35];4;2);LEFT([.B35];2));DATE(RIGHT([.A35];4);MID([.A35];4;2);LEFT([.A35];2));&quot;d&quot;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.06.2017</text:p>
          </table:table-cell>
          <table:table-cell office:value-type="string" calcext:value-type="string">
            <text:p>03.06.2017</text:p>
          </table:table-cell>
          <table:table-cell/>
          <table:table-cell table:formula="of:=DATE(RIGHT([.A36];4);MID([.A36];4;2);LEFT([.A36];2))" office:value-type="date" office:date-value="2017-06-19" calcext:value-type="date">
            <text:p>06/19/17</text:p>
          </table:table-cell>
          <table:table-cell table:formula="of:=DATEDIF(DATE(RIGHT([.B36];4);MID([.B36];4;2);LEFT([.B36];2));DATE(RIGHT([.A36];4);MID([.A36];4;2);LEFT([.A36];2));&quot;d&quot;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9.08.2017</text:p>
          </table:table-cell>
          <table:table-cell office:value-type="string" calcext:value-type="string">
            <text:p>19.06.2017</text:p>
          </table:table-cell>
          <table:table-cell/>
          <table:table-cell table:formula="of:=DATE(RIGHT([.A37];4);MID([.A37];4;2);LEFT([.A37];2))" office:value-type="date" office:date-value="2017-08-09" calcext:value-type="date">
            <text:p>08/09/17</text:p>
          </table:table-cell>
          <table:table-cell table:formula="of:=DATEDIF(DATE(RIGHT([.B37];4);MID([.B37];4;2);LEFT([.B37];2));DATE(RIGHT([.A37];4);MID([.A37];4;2);LEFT([.A37];2));&quot;d&quot;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2.08.2017</text:p>
          </table:table-cell>
          <table:table-cell office:value-type="string" calcext:value-type="string">
            <text:p>09.08.2017</text:p>
          </table:table-cell>
          <table:table-cell/>
          <table:table-cell table:formula="of:=DATE(RIGHT([.A38];4);MID([.A38];4;2);LEFT([.A38];2))" office:value-type="date" office:date-value="2017-08-12" calcext:value-type="date">
            <text:p>08/12/17</text:p>
          </table:table-cell>
          <table:table-cell table:formula="of:=DATEDIF(DATE(RIGHT([.B38];4);MID([.B38];4;2);LEFT([.B38];2));DATE(RIGHT([.A38];4);MID([.A38];4;2);LEFT([.A38];2));&quot;d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.08.2017</text:p>
          </table:table-cell>
          <table:table-cell office:value-type="string" calcext:value-type="string">
            <text:p>12.08.2017</text:p>
          </table:table-cell>
          <table:table-cell/>
          <table:table-cell table:formula="of:=DATE(RIGHT([.A39];4);MID([.A39];4;2);LEFT([.A39];2))" office:value-type="date" office:date-value="2017-08-17" calcext:value-type="date">
            <text:p>08/17/17</text:p>
          </table:table-cell>
          <table:table-cell table:formula="of:=DATEDIF(DATE(RIGHT([.B39];4);MID([.B39];4;2);LEFT([.B39];2));DATE(RIGHT([.A39];4);MID([.A39];4;2);LEFT([.A39];2));&quot;d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0.09.2017</text:p>
          </table:table-cell>
          <table:table-cell office:value-type="string" calcext:value-type="string">
            <text:p>17.08.2017</text:p>
          </table:table-cell>
          <table:table-cell/>
          <table:table-cell table:formula="of:=DATE(RIGHT([.A40];4);MID([.A40];4;2);LEFT([.A40];2))" office:value-type="date" office:date-value="2017-09-30" calcext:value-type="date">
            <text:p>09/30/17</text:p>
          </table:table-cell>
          <table:table-cell table:formula="of:=DATEDIF(DATE(RIGHT([.B40];4);MID([.B40];4;2);LEFT([.B40];2));DATE(RIGHT([.A40];4);MID([.A40];4;2);LEFT([.A40];2));&quot;d&quot;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1.10.2017</text:p>
          </table:table-cell>
          <table:table-cell office:value-type="string" calcext:value-type="string">
            <text:p>30.09.2017</text:p>
          </table:table-cell>
          <table:table-cell/>
          <table:table-cell table:formula="of:=DATE(RIGHT([.A41];4);MID([.A41];4;2);LEFT([.A41];2))" office:value-type="date" office:date-value="2017-10-31" calcext:value-type="date">
            <text:p>10/31/17</text:p>
          </table:table-cell>
          <table:table-cell table:formula="of:=DATEDIF(DATE(RIGHT([.B41];4);MID([.B41];4;2);LEFT([.B41];2));DATE(RIGHT([.A41];4);MID([.A41];4;2);LEFT([.A41];2));&quot;d&quot;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1.12.2017</text:p>
          </table:table-cell>
          <table:table-cell office:value-type="string" calcext:value-type="string">
            <text:p>31.10.2017</text:p>
          </table:table-cell>
          <table:table-cell/>
          <table:table-cell table:formula="of:=DATE(RIGHT([.A42];4);MID([.A42];4;2);LEFT([.A42];2))" office:value-type="date" office:date-value="2017-12-21" calcext:value-type="date">
            <text:p>12/21/17</text:p>
          </table:table-cell>
          <table:table-cell table:formula="of:=DATEDIF(DATE(RIGHT([.B42];4);MID([.B42];4;2);LEFT([.B42];2));DATE(RIGHT([.A42];4);MID([.A42];4;2);LEFT([.A42];2));&quot;d&quot;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7.04.2018</text:p>
          </table:table-cell>
          <table:table-cell office:value-type="string" calcext:value-type="string">
            <text:p>21.12.2017</text:p>
          </table:table-cell>
          <table:table-cell/>
          <table:table-cell table:formula="of:=DATE(RIGHT([.A43];4);MID([.A43];4;2);LEFT([.A43];2))" office:value-type="date" office:date-value="2018-04-07" calcext:value-type="date">
            <text:p>04/07/18</text:p>
          </table:table-cell>
          <table:table-cell table:formula="of:=DATEDIF(DATE(RIGHT([.B43];4);MID([.B43];4;2);LEFT([.B43];2));DATE(RIGHT([.A43];4);MID([.A43];4;2);LEFT([.A43];2));&quot;d&quot;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3.04.2018</text:p>
          </table:table-cell>
          <table:table-cell office:value-type="string" calcext:value-type="string">
            <text:p>07.04.2018</text:p>
          </table:table-cell>
          <table:table-cell/>
          <table:table-cell table:formula="of:=DATE(RIGHT([.A44];4);MID([.A44];4;2);LEFT([.A44];2))" office:value-type="date" office:date-value="2018-04-23" calcext:value-type="date">
            <text:p>04/23/18</text:p>
          </table:table-cell>
          <table:table-cell table:formula="of:=DATEDIF(DATE(RIGHT([.B44];4);MID([.B44];4;2);LEFT([.B44];2));DATE(RIGHT([.A44];4);MID([.A44];4;2);LEFT([.A44];2));&quot;d&quot;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9.07.2018</text:p>
          </table:table-cell>
          <table:table-cell office:value-type="string" calcext:value-type="string">
            <text:p>23.04.2018</text:p>
          </table:table-cell>
          <table:table-cell/>
          <table:table-cell table:formula="of:=DATE(RIGHT([.A45];4);MID([.A45];4;2);LEFT([.A45];2))" office:value-type="date" office:date-value="2018-07-29" calcext:value-type="date">
            <text:p>07/29/18</text:p>
          </table:table-cell>
          <table:table-cell table:formula="of:=DATEDIF(DATE(RIGHT([.B45];4);MID([.B45];4;2);LEFT([.B45];2));DATE(RIGHT([.A45];4);MID([.A45];4;2);LEFT([.A45];2));&quot;d&quot;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4.08.2018</text:p>
          </table:table-cell>
          <table:table-cell office:value-type="string" calcext:value-type="string">
            <text:p>29.07.2018</text:p>
          </table:table-cell>
          <table:table-cell/>
          <table:table-cell table:formula="of:=DATE(RIGHT([.A46];4);MID([.A46];4;2);LEFT([.A46];2))" office:value-type="date" office:date-value="2018-08-14" calcext:value-type="date">
            <text:p>08/14/18</text:p>
          </table:table-cell>
          <table:table-cell table:formula="of:=DATEDIF(DATE(RIGHT([.B46];4);MID([.B46];4;2);LEFT([.B46];2));DATE(RIGHT([.A46];4);MID([.A46];4;2);LEFT([.A46];2));&quot;d&quot;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2.08.2018</text:p>
          </table:table-cell>
          <table:table-cell office:value-type="string" calcext:value-type="string">
            <text:p>14.08.2018</text:p>
          </table:table-cell>
          <table:table-cell/>
          <table:table-cell table:formula="of:=DATE(RIGHT([.A47];4);MID([.A47];4;2);LEFT([.A47];2))" office:value-type="date" office:date-value="2018-08-22" calcext:value-type="date">
            <text:p>08/22/18</text:p>
          </table:table-cell>
          <table:table-cell table:formula="of:=DATEDIF(DATE(RIGHT([.B47];4);MID([.B47];4;2);LEFT([.B47];2));DATE(RIGHT([.A47];4);MID([.A47];4;2);LEFT([.A47];2));&quot;d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2.09.2018</text:p>
          </table:table-cell>
          <table:table-cell office:value-type="string" calcext:value-type="string">
            <text:p>22.08.2018</text:p>
          </table:table-cell>
          <table:table-cell/>
          <table:table-cell table:formula="of:=DATE(RIGHT([.A48];4);MID([.A48];4;2);LEFT([.A48];2))" office:value-type="date" office:date-value="2018-09-12" calcext:value-type="date">
            <text:p>09/12/18</text:p>
          </table:table-cell>
          <table:table-cell table:formula="of:=DATEDIF(DATE(RIGHT([.B48];4);MID([.B48];4;2);LEFT([.B48];2));DATE(RIGHT([.A48];4);MID([.A48];4;2);LEFT([.A48];2));&quot;d&quot;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1.01.2019</text:p>
          </table:table-cell>
          <table:table-cell office:value-type="string" calcext:value-type="string">
            <text:p>12.09.2018</text:p>
          </table:table-cell>
          <table:table-cell/>
          <table:table-cell table:formula="of:=DATE(RIGHT([.A49];4);MID([.A49];4;2);LEFT([.A49];2))" office:value-type="date" office:date-value="2019-01-01" calcext:value-type="date">
            <text:p>01/01/19</text:p>
          </table:table-cell>
          <table:table-cell table:formula="of:=DATEDIF(DATE(RIGHT([.B49];4);MID([.B49];4;2);LEFT([.B49];2));DATE(RIGHT([.A49];4);MID([.A49];4;2);LEFT([.A49];2));&quot;d&quot;)"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01.01.2019</text:p>
          </table:table-cell>
          <table:table-cell/>
          <table:table-cell table:formula="of:=DATE(RIGHT([.A50];4);MID([.A50];4;2);LEFT([.A50];2))" office:value-type="date" office:date-value="2019-01-01" calcext:value-type="date">
            <text:p>01/01/19</text:p>
          </table:table-cell>
          <table:table-cell table:formula="of:=DATEDIF(DATE(RIGHT([.B50];4);MID([.B50];4;2);LEFT([.B50];2));DATE(RIGHT([.A50];4);MID([.A50];4;2);LEFT([.A50];2));&quot;d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.04.2019</text:p>
          </table:table-cell>
          <table:table-cell office:value-type="string" calcext:value-type="string">
            <text:p>01.01.2019</text:p>
          </table:table-cell>
          <table:table-cell/>
          <table:table-cell table:formula="of:=DATE(RIGHT([.A51];4);MID([.A51];4;2);LEFT([.A51];2))" office:value-type="date" office:date-value="2019-04-23" calcext:value-type="date">
            <text:p>04/23/19</text:p>
          </table:table-cell>
          <table:table-cell table:formula="of:=DATEDIF(DATE(RIGHT([.B51];4);MID([.B51];4;2);LEFT([.B51];2));DATE(RIGHT([.A51];4);MID([.A51];4;2);LEFT([.A51];2));&quot;d&quot;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4.02.2020</text:p>
          </table:table-cell>
          <table:table-cell office:value-type="string" calcext:value-type="string">
            <text:p>23.04.2019</text:p>
          </table:table-cell>
          <table:table-cell/>
          <table:table-cell table:formula="of:=DATE(RIGHT([.A52];4);MID([.A52];4;2);LEFT([.A52];2))" office:value-type="date" office:date-value="2020-02-24" calcext:value-type="date">
            <text:p>02/24/20</text:p>
          </table:table-cell>
          <table:table-cell table:formula="of:=DATEDIF(DATE(RIGHT([.B52];4);MID([.B52];4;2);LEFT([.B52];2));DATE(RIGHT([.A52];4);MID([.A52];4;2);LEFT([.A52];2));&quot;d&quot;)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4.04.2020</text:p>
          </table:table-cell>
          <table:table-cell office:value-type="string" calcext:value-type="string">
            <text:p>24.02.2020</text:p>
          </table:table-cell>
          <table:table-cell/>
          <table:table-cell table:formula="of:=DATE(RIGHT([.A53];4);MID([.A53];4;2);LEFT([.A53];2))" office:value-type="date" office:date-value="2020-04-04" calcext:value-type="date">
            <text:p>04/04/20</text:p>
          </table:table-cell>
          <table:table-cell table:formula="of:=DATEDIF(DATE(RIGHT([.B53];4);MID([.B53];4;2);LEFT([.B53];2));DATE(RIGHT([.A53];4);MID([.A53];4;2);LEFT([.A53];2));&quot;d&quot;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7.04.2020</text:p>
          </table:table-cell>
          <table:table-cell office:value-type="string" calcext:value-type="string">
            <text:p>04.04.2020</text:p>
          </table:table-cell>
          <table:table-cell/>
          <table:table-cell table:formula="of:=DATE(RIGHT([.A54];4);MID([.A54];4;2);LEFT([.A54];2))" office:value-type="date" office:date-value="2020-04-27" calcext:value-type="date">
            <text:p>04/27/20</text:p>
          </table:table-cell>
          <table:table-cell table:formula="of:=DATEDIF(DATE(RIGHT([.B54];4);MID([.B54];4;2);LEFT([.B54];2));DATE(RIGHT([.A54];4);MID([.A54];4;2);LEFT([.A54];2));&quot;d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8.08.2020</text:p>
          </table:table-cell>
          <table:table-cell office:value-type="string" calcext:value-type="string">
            <text:p>27.04.2020</text:p>
          </table:table-cell>
          <table:table-cell/>
          <table:table-cell table:formula="of:=DATE(RIGHT([.A55];4);MID([.A55];4;2);LEFT([.A55];2))" office:value-type="date" office:date-value="2020-08-18" calcext:value-type="date">
            <text:p>08/18/20</text:p>
          </table:table-cell>
          <table:table-cell table:formula="of:=DATEDIF(DATE(RIGHT([.B55];4);MID([.B55];4;2);LEFT([.B55];2));DATE(RIGHT([.A55];4);MID([.A55];4;2);LEFT([.A55];2));&quot;d&quot;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1.12.2020</text:p>
          </table:table-cell>
          <table:table-cell office:value-type="string" calcext:value-type="string">
            <text:p>18.08.2020</text:p>
          </table:table-cell>
          <table:table-cell/>
          <table:table-cell table:formula="of:=DATE(RIGHT([.A56];4);MID([.A56];4;2);LEFT([.A56];2))" office:value-type="date" office:date-value="2020-12-01" calcext:value-type="date">
            <text:p>12/01/20</text:p>
          </table:table-cell>
          <table:table-cell table:formula="of:=DATEDIF(DATE(RIGHT([.B56];4);MID([.B56];4;2);LEFT([.B56];2));DATE(RIGHT([.A56];4);MID([.A56];4;2);LEFT([.A56];2));&quot;d&quot;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1.11.2021</text:p>
          </table:table-cell>
          <table:table-cell office:value-type="string" calcext:value-type="string">
            <text:p>01.12.2020</text:p>
          </table:table-cell>
          <table:table-cell/>
          <table:table-cell table:formula="of:=DATE(RIGHT([.A57];4);MID([.A57];4;2);LEFT([.A57];2))" office:value-type="date" office:date-value="2021-11-21" calcext:value-type="date">
            <text:p>11/21/21</text:p>
          </table:table-cell>
          <table:table-cell table:formula="of:=DATEDIF(DATE(RIGHT([.B57];4);MID([.B57];4;2);LEFT([.B57];2));DATE(RIGHT([.A57];4);MID([.A57];4;2);LEFT([.A57];2));&quot;d&quot;)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2.03.2022</text:p>
          </table:table-cell>
          <table:table-cell office:value-type="string" calcext:value-type="string">
            <text:p>21.11.2021</text:p>
          </table:table-cell>
          <table:table-cell/>
          <table:table-cell table:formula="of:=DATE(RIGHT([.A58];4);MID([.A58];4;2);LEFT([.A58];2))" office:value-type="date" office:date-value="2022-03-22" calcext:value-type="date">
            <text:p>03/22/22</text:p>
          </table:table-cell>
          <table:table-cell table:formula="of:=DATEDIF(DATE(RIGHT([.B58];4);MID([.B58];4;2);LEFT([.B58];2));DATE(RIGHT([.A58];4);MID([.A58];4;2);LEFT([.A58];2));&quot;d&quot;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8.06.2022</text:p>
          </table:table-cell>
          <table:table-cell office:value-type="string" calcext:value-type="string">
            <text:p>22.03.2022</text:p>
          </table:table-cell>
          <table:table-cell/>
          <table:table-cell table:formula="of:=DATE(RIGHT([.A59];4);MID([.A59];4;2);LEFT([.A59];2))" office:value-type="date" office:date-value="2022-06-08" calcext:value-type="date">
            <text:p>06/08/22</text:p>
          </table:table-cell>
          <table:table-cell table:formula="of:=DATEDIF(DATE(RIGHT([.B59];4);MID([.B59];4;2);LEFT([.B59];2));DATE(RIGHT([.A59];4);MID([.A59];4;2);LEFT([.A59];2));&quot;d&quot;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5.11.2022</text:p>
          </table:table-cell>
          <table:table-cell office:value-type="string" calcext:value-type="string">
            <text:p>08.06.2022</text:p>
          </table:table-cell>
          <table:table-cell/>
          <table:table-cell table:formula="of:=DATE(RIGHT([.A60];4);MID([.A60];4;2);LEFT([.A60];2))" office:value-type="date" office:date-value="2022-11-15" calcext:value-type="date">
            <text:p>11/15/22</text:p>
          </table:table-cell>
          <table:table-cell table:formula="of:=DATEDIF(DATE(RIGHT([.B60];4);MID([.B60];4;2);LEFT([.B60];2));DATE(RIGHT([.A60];4);MID([.A60];4;2);LEFT([.A60];2));&quot;d&quot;)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8.02.2023</text:p>
          </table:table-cell>
          <table:table-cell office:value-type="string" calcext:value-type="string">
            <text:p>15.11.2022</text:p>
          </table:table-cell>
          <table:table-cell/>
          <table:table-cell table:formula="of:=DATE(RIGHT([.A61];4);MID([.A61];4;2);LEFT([.A61];2))" office:value-type="date" office:date-value="2023-02-08" calcext:value-type="date">
            <text:p>02/08/23</text:p>
          </table:table-cell>
          <table:table-cell table:formula="of:=DATEDIF(DATE(RIGHT([.B61];4);MID([.B61];4;2);LEFT([.B61];2));DATE(RIGHT([.A61];4);MID([.A61];4;2);LEFT([.A61];2));&quot;d&quot;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0.02.2023</text:p>
          </table:table-cell>
          <table:table-cell office:value-type="string" calcext:value-type="string">
            <text:p>08.02.2023</text:p>
          </table:table-cell>
          <table:table-cell/>
          <table:table-cell table:formula="of:=DATE(RIGHT([.A62];4);MID([.A62];4;2);LEFT([.A62];2))" office:value-type="date" office:date-value="2023-02-10" calcext:value-type="date">
            <text:p>02/10/23</text:p>
          </table:table-cell>
          <table:table-cell table:formula="of:=DATEDIF(DATE(RIGHT([.B62];4);MID([.B62];4;2);LEFT([.B62];2));DATE(RIGHT([.A62];4);MID([.A62];4;2);LEFT([.A62];2));&quot;d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.03.2023</text:p>
          </table:table-cell>
          <table:table-cell office:value-type="string" calcext:value-type="string">
            <text:p>10.02.2023</text:p>
          </table:table-cell>
          <table:table-cell/>
          <table:table-cell table:formula="of:=DATE(RIGHT([.A63];4);MID([.A63];4;2);LEFT([.A63];2))" office:value-type="date" office:date-value="2023-03-13" calcext:value-type="date">
            <text:p>03/13/23</text:p>
          </table:table-cell>
          <table:table-cell table:formula="of:=DATEDIF(DATE(RIGHT([.B63];4);MID([.B63];4;2);LEFT([.B63];2));DATE(RIGHT([.A63];4);MID([.A63];4;2);LEFT([.A63];2));&quot;d&quot;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1.10.2024</text:p>
          </table:table-cell>
          <table:table-cell office:value-type="string" calcext:value-type="string">
            <text:p>13.03.2023</text:p>
          </table:table-cell>
          <table:table-cell/>
          <table:table-cell table:formula="of:=DATE(RIGHT([.A64];4);MID([.A64];4;2);LEFT([.A64];2))" office:value-type="date" office:date-value="2024-10-11" calcext:value-type="date">
            <text:p>10/11/24</text:p>
          </table:table-cell>
          <table:table-cell table:formula="of:=DATEDIF(DATE(RIGHT([.B64];4);MID([.B64];4;2);LEFT([.B64];2));DATE(RIGHT([.A64];4);MID([.A64];4;2);LEFT([.A64];2));&quot;d&quot;)"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19.11.2024</text:p>
          </table:table-cell>
          <table:table-cell office:value-type="string" calcext:value-type="string">
            <text:p>11.10.2024</text:p>
          </table:table-cell>
          <table:table-cell/>
          <table:table-cell table:formula="of:=DATE(RIGHT([.A65];4);MID([.A65];4;2);LEFT([.A65];2))" office:value-type="date" office:date-value="2024-11-19" calcext:value-type="date">
            <text:p>11/19/24</text:p>
          </table:table-cell>
          <table:table-cell table:formula="of:=DATEDIF(DATE(RIGHT([.B65];4);MID([.B65];4;2);LEFT([.B65];2));DATE(RIGHT([.A65];4);MID([.A65];4;2);LEFT([.A65];2));&quot;d&quot;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.12.2024</text:p>
          </table:table-cell>
          <table:table-cell office:value-type="string" calcext:value-type="string">
            <text:p>19.11.2024</text:p>
          </table:table-cell>
          <table:table-cell/>
          <table:table-cell table:formula="of:=DATE(RIGHT([.A66];4);MID([.A66];4;2);LEFT([.A66];2))" office:value-type="date" office:date-value="2024-12-20" calcext:value-type="date">
            <text:p>12/20/24</text:p>
          </table:table-cell>
          <table:table-cell table:formula="of:=DATEDIF(DATE(RIGHT([.B66];4);MID([.B66];4;2);LEFT([.B66];2));DATE(RIGHT([.A66];4);MID([.A66];4;2);LEFT([.A66];2));&quot;d&quot;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1.01.2025</text:p>
          </table:table-cell>
          <table:table-cell office:value-type="string" calcext:value-type="string">
            <text:p>20.12.2024</text:p>
          </table:table-cell>
          <table:table-cell/>
          <table:table-cell table:formula="of:=DATE(RIGHT([.A67];4);MID([.A67];4;2);LEFT([.A67];2))" office:value-type="date" office:date-value="2025-01-01" calcext:value-type="date">
            <text:p>01/01/25</text:p>
          </table:table-cell>
          <table:table-cell table:formula="of:=DATEDIF(DATE(RIGHT([.B67];4);MID([.B67];4;2);LEFT([.B67];2));DATE(RIGHT([.A67];4);MID([.A67];4;2);LEFT([.A67];2));&quot;d&quot;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01.01.2025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00:28:48.097119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0T13:45:42.588406335</meta:creation-date>
    <dc:date>2025-02-05T01:14:10.157681617</dc:date>
    <meta:editing-duration>P7DT16H6M45S</meta:editing-duration>
    <meta:editing-cycles>8</meta:editing-cycles>
    <meta:generator>LibreOffice/6.4.7.2$Linux_X86_64 LibreOffice_project/40$Build-2</meta:generator>
    <meta:document-statistic meta:table-count="2" meta:cell-count="478" meta:object-count="2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6.023cm" svg:height="37.137cm" xlink:href=".." xlink:type="simple" chart:class="chart:line" chart:style-name="ch1">
        <chart:legend chart:legend-position="end" svg:x="63.113cm" svg:y="18.014cm" style:legend-expansion="high" chart:style-name="ch2"/>
        <chart:plot-area chart:style-name="ch3" table:cell-range-address="Sheet1.A1:Sheet1.C67" chart:data-source-has-labels="column" svg:x="1.32cm" svg:y="0.742cm" svg:width="60.473cm" svg:height="35.653cm">
          <chartooo:coordinate-region svg:x="2.188cm" svg:y="0.742cm" svg:width="58.959cm" svg:height="33.688cm"/>
          <chart:axis chart:dimension="x" chart:name="primary-x" chart:style-name="ch4" chartooo:axis-type="auto">
            <chartooo:date-scale/>
            <chart:categories table:cell-range-address="Sheet1.A1:Sheet1.A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7" chart:class="chart:line">
            <chart:data-point chart:repeated="67"/>
          </chart:series>
          <chart:series chart:style-name="ch7" chart:values-cell-range-address="Sheet1.C1:Sheet1.C67" chart:class="chart:line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1.05.1949</text:p>
                <draw:g>
                  <svg:desc>Sheet1.A1:Sheet1.A67</svg:desc>
                </draw:g>
              </table:table-cell>
              <table:table-cell office:value-type="float" office:value="3">
                <text:p>3</text:p>
                <draw:g>
                  <svg:desc>Sheet1.B1:Sheet1.B67</svg:desc>
                </draw:g>
              </table:table-cell>
              <table:table-cell office:value-type="float" office:value="0">
                <text:p>0</text:p>
                <draw:g>
                  <svg:desc>Sheet1.C1:Sheet1.C67</svg:desc>
                </draw:g>
              </table:table-cell>
            </table:table-row>
            <table:table-row>
              <table:table-cell office:value-type="string">
                <text:p>10.07.197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.12.1981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.07.19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.08.198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.08.19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.09.199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.02.2001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.03.200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8.06.200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.07.2008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.09.200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.04.200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2.06.20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.05.201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.10.2013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.05.201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4.08.201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5.10.201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.10.2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.10.201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.12.20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.12.201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.06.2015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.06.20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.08.2015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.07.2016</text:p>
              </table:table-cell>
              <table:table-cell office:value-type="float" office:value="86">
                <text:p>8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8.11.20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.12.2016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08.01.201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.01.2017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.03.2017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7.04.2017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.05.201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.06.2017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.06.201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9.08.201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.08.2017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.08.2017</text:p>
              </table:table-cell>
              <table:table-cell office:value-type="float" office:value="14">
                <text:p>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.09.201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.10.201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.12.201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7.04.201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.04.201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.07.20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.08.20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.08.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.09.201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1.01.20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1.01.20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.04.20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.02.2020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4.04.20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.04.20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.08.20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1.12.202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.11.2021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.03.202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.06.202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.11.20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.02.202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.02.202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.03.202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.10.2024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.11.202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.12.2024</text:p>
              </table:table-cell>
              <table:table-cell office:value-type="float" office:value="6">
                <text:p>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01.01.202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aw:opacity-name="ChartTransparencyGradient_20_25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3cm" svg:height="12.988cm" xlink:href=".." xlink:type="simple" chart:class="chart:scatter" chart:column-mapping="0" chart:style-name="ch1">
        <chart:title svg:x="6.263cm" svg:y="0.395cm" chart:style-name="ch2">
          <text:p>Number of days since previous VRA on the day of a new VRA</text:p>
        </chart:title>
        <chart:legend chart:legend-position="end" svg:x="23.03cm" svg:y="6.192cm" style:legend-expansion="high" chart:style-name="ch3"/>
        <chart:plot-area chart:style-name="ch4" table:cell-range-address="Sheet2.D2:Sheet2.E67" chart:data-source-has-labels="column" svg:x="0.404cm" svg:y="1.458cm" svg:width="22.017cm" svg:height="11.268cm">
          <chartooo:coordinate-region svg:x="1.608cm" svg:y="1.66cm" svg:width="20.134cm" svg:height="10.413cm"/>
          <chart:axis chart:dimension="x" chart:name="primary-x" chart:style-name="ch5" chartooo:axis-type="auto">
            <chart:categories table:cell-range-address="Sheet2.D2:Sheet2.D67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</chart:axis>
          <chart:series chart:style-name="ch9" chart:values-cell-range-address="Sheet2.E2:Sheet2.E67" chart:class="chart:scatter">
            <chart:domain table:cell-range-address="Sheet2.D2:Sheet2.D67"/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6855">
                <text:p>26855</text:p>
                <draw:g>
                  <svg:desc>Sheet2.D2:Sheet2.D67</svg:desc>
                </draw:g>
              </table:table-cell>
              <table:table-cell office:value-type="float" office:value="26855">
                <text:p>26855</text:p>
                <draw:g>
                  <svg:desc>Sheet2.D2:Sheet2.D67</svg:desc>
                </draw:g>
              </table:table-cell>
              <table:table-cell office:value-type="float" office:value="8836">
                <text:p>8836</text:p>
                <draw:g>
                  <svg:desc>Sheet2.E2:Sheet2.E67</svg:desc>
                </draw:g>
              </table:table-cell>
            </table:table-row>
            <table:table-row>
              <table:table-cell office:value-type="float" office:value="29935">
                <text:p>29935</text:p>
              </table:table-cell>
              <table:table-cell office:value-type="float" office:value="29935">
                <text:p>2993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30142">
                <text:p>30142</text:p>
              </table:table-cell>
              <table:table-cell office:value-type="float" office:value="30142">
                <text:p>3014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0546">
                <text:p>30546</text:p>
              </table:table-cell>
              <table:table-cell office:value-type="float" office:value="30546">
                <text:p>3054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31288">
                <text:p>31288</text:p>
              </table:table-cell>
              <table:table-cell office:value-type="float" office:value="31288">
                <text:p>3128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36432">
                <text:p>36432</text:p>
              </table:table-cell>
              <table:table-cell office:value-type="float" office:value="36432">
                <text:p>36432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36936">
                <text:p>36936</text:p>
              </table:table-cell>
              <table:table-cell office:value-type="float" office:value="36936">
                <text:p>3693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38779">
                <text:p>38779</text:p>
              </table:table-cell>
              <table:table-cell office:value-type="float" office:value="38779">
                <text:p>38779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39607">
                <text:p>39607</text:p>
              </table:table-cell>
              <table:table-cell office:value-type="float" office:value="39607">
                <text:p>3960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39631">
                <text:p>39631</text:p>
              </table:table-cell>
              <table:table-cell office:value-type="float" office:value="39631">
                <text:p>396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713">
                <text:p>39713</text:p>
              </table:table-cell>
              <table:table-cell office:value-type="float" office:value="39713">
                <text:p>397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9933">
                <text:p>39933</text:p>
              </table:table-cell>
              <table:table-cell office:value-type="float" office:value="39933">
                <text:p>3993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0331">
                <text:p>40331</text:p>
              </table:table-cell>
              <table:table-cell office:value-type="float" office:value="40331">
                <text:p>4033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0678">
                <text:p>40678</text:p>
              </table:table-cell>
              <table:table-cell office:value-type="float" office:value="40678">
                <text:p>4067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1575">
                <text:p>41575</text:p>
              </table:table-cell>
              <table:table-cell office:value-type="float" office:value="41575">
                <text:p>41575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41782">
                <text:p>41782</text:p>
              </table:table-cell>
              <table:table-cell office:value-type="float" office:value="41782">
                <text:p>4178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1855">
                <text:p>41855</text:p>
              </table:table-cell>
              <table:table-cell office:value-type="float" office:value="41855">
                <text:p>418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917">
                <text:p>41917</text:p>
              </table:table-cell>
              <table:table-cell office:value-type="float" office:value="41917">
                <text:p>419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932">
                <text:p>41932</text:p>
              </table:table-cell>
              <table:table-cell office:value-type="float" office:value="41932">
                <text:p>419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934">
                <text:p>41934</text:p>
              </table:table-cell>
              <table:table-cell office:value-type="float" office:value="41934">
                <text:p>419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41994">
                <text:p>419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995">
                <text:p>41995</text:p>
              </table:table-cell>
              <table:table-cell office:value-type="float" office:value="41995">
                <text:p>41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75">
                <text:p>42175</text:p>
              </table:table-cell>
              <table:table-cell office:value-type="float" office:value="42175">
                <text:p>421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42181">
                <text:p>42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42236">
                <text:p>422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565">
                <text:p>42565</text:p>
              </table:table-cell>
              <table:table-cell office:value-type="float" office:value="42565">
                <text:p>4256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42702">
                <text:p>4270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2723">
                <text:p>42723</text:p>
              </table:table-cell>
              <table:table-cell office:value-type="float" office:value="42723">
                <text:p>427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42743">
                <text:p>42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55">
                <text:p>42755</text:p>
              </table:table-cell>
              <table:table-cell office:value-type="float" office:value="42755">
                <text:p>427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42816">
                <text:p>428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832">
                <text:p>42832</text:p>
              </table:table-cell>
              <table:table-cell office:value-type="float" office:value="42832">
                <text:p>428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873">
                <text:p>42873</text:p>
              </table:table-cell>
              <table:table-cell office:value-type="float" office:value="42873">
                <text:p>428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889">
                <text:p>42889</text:p>
              </table:table-cell>
              <table:table-cell office:value-type="float" office:value="42889">
                <text:p>428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905">
                <text:p>42905</text:p>
              </table:table-cell>
              <table:table-cell office:value-type="float" office:value="42905">
                <text:p>42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42956">
                <text:p>429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42959">
                <text:p>42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42964">
                <text:p>429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43008">
                <text:p>430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43039">
                <text:p>430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43090">
                <text:p>430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197">
                <text:p>43197</text:p>
              </table:table-cell>
              <table:table-cell office:value-type="float" office:value="43197">
                <text:p>431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213">
                <text:p>43213</text:p>
              </table:table-cell>
              <table:table-cell office:value-type="float" office:value="43213">
                <text:p>432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310">
                <text:p>43310</text:p>
              </table:table-cell>
              <table:table-cell office:value-type="float" office:value="43310">
                <text:p>433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326">
                <text:p>43326</text:p>
              </table:table-cell>
              <table:table-cell office:value-type="float" office:value="43326">
                <text:p>433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334">
                <text:p>43334</text:p>
              </table:table-cell>
              <table:table-cell office:value-type="float" office:value="43334">
                <text:p>433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355">
                <text:p>43355</text:p>
              </table:table-cell>
              <table:table-cell office:value-type="float" office:value="43355">
                <text:p>433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43466">
                <text:p>434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43466">
                <text:p>4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43578">
                <text:p>435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4061">
                <text:p>4406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4166">
                <text:p>4416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44521">
                <text:p>4452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44642">
                <text:p>4464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44720">
                <text:p>447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880">
                <text:p>44880</text:p>
              </table:table-cell>
              <table:table-cell office:value-type="float" office:value="44880">
                <text:p>448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44965">
                <text:p>449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44967">
                <text:p>449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44998">
                <text:p>449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45576">
                <text:p>4557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45615">
                <text:p>45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45646">
                <text:p>456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5658">
                <text:p>45658</text:p>
              </table:table-cell>
              <table:table-cell office:value-type="float" office:value="45658">
                <text:p>4565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10" draw:display-name="ChartTransparencyGradient 10" draw:style="rectangular" draw:cx="50%" draw:cy="50%" draw:start="65%" draw:end="0%" draw:angle="0" draw:border="0%"/>
    <draw:opacity draw:name="ChartTransparencyGradient_20_11" draw:display-name="ChartTransparencyGradient 11" draw:style="rectangular" draw:cx="50%" draw:cy="50%" draw:start="60%" draw:end="0%" draw:angle="0" draw:border="0%"/>
    <draw:opacity draw:name="ChartTransparencyGradient_20_12" draw:display-name="ChartTransparencyGradient 12" draw:style="rectangular" draw:cx="50%" draw:cy="50%" draw:start="55%" draw:end="0%" draw:angle="0" draw:border="0%"/>
    <draw:opacity draw:name="ChartTransparencyGradient_20_13" draw:display-name="ChartTransparencyGradient 13" draw:style="rectangular" draw:cx="50%" draw:cy="50%" draw:start="50%" draw:end="0%" draw:angle="0" draw:border="0%"/>
    <draw:opacity draw:name="ChartTransparencyGradient_20_14" draw:display-name="ChartTransparencyGradient 14" draw:style="rectangular" draw:cx="50%" draw:cy="50%" draw:start="45%" draw:end="0%" draw:angle="0" draw:border="0%"/>
    <draw:opacity draw:name="ChartTransparencyGradient_20_15" draw:display-name="ChartTransparencyGradient 15" draw:style="rectangular" draw:cx="50%" draw:cy="50%" draw:start="40%" draw:end="0%" draw:angle="0" draw:border="0%"/>
    <draw:opacity draw:name="ChartTransparencyGradient_20_16" draw:display-name="ChartTransparencyGradient 16" draw:style="rectangular" draw:cx="50%" draw:cy="50%" draw:start="35%" draw:end="0%" draw:angle="0" draw:border="0%"/>
    <draw:opacity draw:name="ChartTransparencyGradient_20_17" draw:display-name="ChartTransparencyGradient 17" draw:style="rectangular" draw:cx="50%" draw:cy="50%" draw:start="35%" draw:end="0%" draw:angle="0" draw:border="5%"/>
    <draw:opacity draw:name="ChartTransparencyGradient_20_18" draw:display-name="ChartTransparencyGradient 18" draw:style="rectangular" draw:cx="50%" draw:cy="50%" draw:start="35%" draw:end="0%" draw:angle="0" draw:border="10%"/>
    <draw:opacity draw:name="ChartTransparencyGradient_20_19" draw:display-name="ChartTransparencyGradient 19" draw:style="rectangular" draw:cx="50%" draw:cy="50%" draw:start="35%" draw:end="0%" draw:angle="0" draw:border="15%"/>
    <draw:opacity draw:name="ChartTransparencyGradient_20_2" draw:display-name="ChartTransparencyGradient 2" draw:style="rectangular" draw:cx="50%" draw:cy="50%" draw:start="100%" draw:end="0%" draw:angle="0" draw:border="0%"/>
    <draw:opacity draw:name="ChartTransparencyGradient_20_20" draw:display-name="ChartTransparencyGradient 20" draw:style="rectangular" draw:cx="50%" draw:cy="50%" draw:start="35%" draw:end="0%" draw:angle="0" draw:border="20%"/>
    <draw:opacity draw:name="ChartTransparencyGradient_20_21" draw:display-name="ChartTransparencyGradient 21" draw:style="rectangular" draw:cx="50%" draw:cy="50%" draw:start="35%" draw:end="0%" draw:angle="0" draw:border="25%"/>
    <draw:opacity draw:name="ChartTransparencyGradient_20_22" draw:display-name="ChartTransparencyGradient 22" draw:style="rectangular" draw:cx="50%" draw:cy="50%" draw:start="35%" draw:end="0%" draw:angle="0" draw:border="30%"/>
    <draw:opacity draw:name="ChartTransparencyGradient_20_23" draw:display-name="ChartTransparencyGradient 23" draw:style="rectangular" draw:cx="50%" draw:cy="50%" draw:start="35%" draw:end="0%" draw:angle="0" draw:border="35%"/>
    <draw:opacity draw:name="ChartTransparencyGradient_20_24" draw:display-name="ChartTransparencyGradient 24" draw:style="rectangular" draw:cx="50%" draw:cy="50%" draw:start="35%" draw:end="0%" draw:angle="0" draw:border="40%"/>
    <draw:opacity draw:name="ChartTransparencyGradient_20_25" draw:display-name="ChartTransparencyGradient 25" draw:style="rectangular" draw:cx="50%" draw:cy="50%" draw:start="35%" draw:end="0%" draw:angle="0" draw:border="45%"/>
    <draw:opacity draw:name="ChartTransparencyGradient_20_3" draw:display-name="ChartTransparencyGradient 3" draw:style="radial" draw:cx="50%" draw:cy="50%" draw:start="100%" draw:end="0%" draw:border="0%"/>
    <draw:opacity draw:name="ChartTransparencyGradient_20_4" draw:display-name="ChartTransparencyGradient 4" draw:style="rectangular" draw:cx="50%" draw:cy="50%" draw:start="95%" draw:end="0%" draw:angle="0" draw:border="0%"/>
    <draw:opacity draw:name="ChartTransparencyGradient_20_5" draw:display-name="ChartTransparencyGradient 5" draw:style="rectangular" draw:cx="50%" draw:cy="50%" draw:start="90%" draw:end="0%" draw:angle="0" draw:border="0%"/>
    <draw:opacity draw:name="ChartTransparencyGradient_20_6" draw:display-name="ChartTransparencyGradient 6" draw:style="rectangular" draw:cx="50%" draw:cy="50%" draw:start="85%" draw:end="0%" draw:angle="0" draw:border="0%"/>
    <draw:opacity draw:name="ChartTransparencyGradient_20_7" draw:display-name="ChartTransparencyGradient 7" draw:style="rectangular" draw:cx="50%" draw:cy="50%" draw:start="80%" draw:end="0%" draw:angle="0" draw:border="0%"/>
    <draw:opacity draw:name="ChartTransparencyGradient_20_8" draw:display-name="ChartTransparencyGradient 8" draw:style="rectangular" draw:cx="50%" draw:cy="50%" draw:start="75%" draw:end="0%" draw:angle="0" draw:border="0%"/>
    <draw:opacity draw:name="ChartTransparencyGradient_20_9" draw:display-name="ChartTransparencyGradient 9" draw:style="rectangular" draw:cx="50%" draw:cy="50%" draw:start="70%" draw:end="0%" draw:angle="0" draw:border="0%"/>
  </office:styles>
</office:document-styles>
</file>